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c7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Midgley P (2009) The role of smart bike-sharing systems in urban mobility. JOURNEYS 2: 23–31.</text:p>
      <text:p text:style-name="P1"/>
      <text:p text:style-name="P1">2. Pucher J, Buehler R, Bassett DR, Dannenberg AL (2010) Walking and cycling to health: a comparative analysis of city, state, and international data. American journal of public health 100: 1986.</text:p>
      <text:p text:style-name="P1"/>
      <text:p text:style-name="P1">3. Meddin R, DeMaio P (2012) The Bike-Sharing World Map. Available: http:// bit.ly/K9pKmO.</text:p>
      <text:p text:style-name="P1"/>
      <text:p text:style-name="P1">4. Padgham M (2012) Human Movement Is Both Diffusive and Directed. PLoS ONE 7: e37754. doi:10.1371/journal.pone.0037754.</text:p>
      <text:p text:style-name="P1"/>
      <text:p text:style-name="P1">5. Lathia N, Ahmed S, Capra L (2012) Measuring the impact of opening the London shared bicycle scheme to casual users. Transportation Research Part C: Emerging Technologies 22: 88–102. doi:10.1016/j.trc.2011.12.004.</text:p>
      <text:p text:style-name="P1"/>
      <text:p text:style-name="P1">6. Borgnat P, Abry P, Flandrin P, Robardet C, Rouquier J-B, et al. (2011) SHARED BICYCLES IN A CITY: A SIGNAL PROCESSING AND DATA ANALYSIS PERSPECTIVE. Advances in Complex Systems 14: 415–438. doi:10.1142/S0219525911002950.</text:p>
      <text:p text:style-name="P1"/>
      <text:p text:style-name="P1">7. Newman ME (2003) The structure and function of complex networks. SIAM review 45: 167–256.</text:p>
      <text:p text:style-name="P1"/>
      <text:p text:style-name="P1">8. Newman M (2010) Networks: An Introduction. OUP Oxford. 784 p.</text:p>
      <text:p text:style-name="Standard"/>
      <text:p text:style-name="P1">9. Kaluza P, Ko¨lzsch A, Gastner MT, Blasius B (2010) The complex network of global cargo ship movements. Journal of the Royal Society Interface</text:p>
      <text:p text:style-name="P1">7: 1093– 1103. </text:p>
      <text:p text:style-name="P1"/>
      <text:p text:style-name="P1">10. Roth C, Kang SM, Batty M, Barthe´lemy M (2011) Structure of Urban Movements: Polycentric Activity and Entangled Hierarchical Flows. PLoS ONE 6: e15923. doi:10.1371/journal.pone.0015923.</text:p>
      <text:p text:style-name="P1"/>
      <text:p text:style-name="P1">11. Expert P, Evans TS, Blondel VD, Lambiotte R (2011) Uncovering space-independent communities in spatial networks. Proceedings of the National Academy of Sciences 108: 7663–7668. doi:10.1073/pnas.1018962 108.</text:p>
      <text:p text:style-name="P1"/>
      <text:p text:style-name="P1">12. Tobler WR (1970) A computer movie simulating urban growth in the Detroit region. Economic geography 46: 234–240.</text:p>
      <text:p text:style-name="P1"/>
      <text:p text:style-name="P1">13. Fortunato S (2010) Community detection in graphs. Physics Reports 486: 75– 174. doi:10.1016/j.physrep.2009.11.002.</text:p>
      <text:p text:style-name="P1"/>
      <text:p text:style-name="P1">14. Newman MEJ (2004) Detecting community structure in networks. Eur Phys J B 38: 321–330. doi:10.1140/epjb/e2004-00124-y.</text:p>
      <text:p text:style-name="P1"/>
      <text:p text:style-name="P1">15. Wood J (2012) London Moves, visualising 16 million cycle journeys across the UK capital: Jo Wood at TEDxEastEnd - YouTube. Available: http://www. youtube.com/watch?v = FaRBUnO5PZI. Accessed 2013 Feb 12.</text:p>
      <text:p text:style-name="P1"/>
      <text:p text:style-name="P1">16. Wood J, Slingsby A, Dykes J (2011) Visualizing the Dynamics of London’s Bicycle-Hire Scheme. Cartographica: The International Journal for Geographic Information and Geovisualization 46: 239–251. doi:10.3138/carto.46.4.239.</text:p>
      <text:p text:style-name="P1"><text:soft-page-break/>17. Girvan M, Newman MEJ (2002) Community structure in social and biological networks. PNAS 99: 7821–7826. doi:10.1073/pnas.122653799.</text:p>
      <text:p text:style-name="P1"/>
      <text:p text:style-name="P1">18. Arenas A, Duch J, Ferna´ndez A, Go´mez S (2007) Size reduction of complex networks preserving modularity. New Journal of Physics 9: 176.</text:p>
      <text:p text:style-name="P1"/>
      <text:p text:style-name="P1">19. Leicht EA, Newman MEJ (2008) Community Structure in Directed Networks. Phys Rev Lett 100: 118703. doi:10.1103/PhysRevLett.100.118703.</text:p>
      <text:p text:style-name="P1"/>
      <text:p text:style-name="P1">20. Batty M, March L (1976) The method of residues in urban modelling. Environment and Planning A 8: 189–214.</text:p>
      <text:p text:style-name="P1"/>
      <text:p text:style-name="P1">21. O’Brien O, Cheshire J, Batty M (2013) Mining Bicycle Sharing Systems for Insights into Sustainable Transport Systems. Journal of Transport Geography. In Press</text:p>
      <text:p text:style-name="Standard"/>
      <text:p text:style-name="P1">22. Batty M (2006) Rank clocks. Nature 444: 592–596. doi:10.1038/nature05302.</text:p>
      <text:p text:style-name="P1"/>
      <text:p text:style-name="P1">23. Wilson AG (1969) The use of entropy maximising models, in the theory of trip distribution, mode split and route split. Journal of Transport Economics and Policy: 108–126.</text:p>
      <text:p text:style-name="P1"/>
      <text:p text:style-name="P1">24. Tang J, Scellato S, Musolesi M, Mascolo C, Latora V (2010) Small-world behavior in time-varying graphs. Phys Rev E 81: 055101. doi:10.1103/ PhysRevE.81.055101.</text:p>
      <text:p text:style-name="P1"/>
      <text:p text:style-name="P1">25. Zanin M, Lacasa L, Cea M (2009) Dynamics in scheduled networks. Chaos: An Interdisciplinary Journal of Nonlinear Science 19: 023111–5. doi:doi:10.1063/ 1.3129785.</text:p>
      <text:p text:style-name="P1"/>
      <text:p text:style-name="P1">26. Nicosia V, Mangioni G, Carchiolo V, Malgeri M (2009) Extending the definition of modularity to directed graphs with overlapping commu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6:31:51.024000000</meta:creation-date>
    <dc:date>2019-05-01T16:54:35.248000000</dc:date>
    <meta:editing-duration>PT2M34S</meta:editing-duration>
    <meta:editing-cycles>1</meta:editing-cycles>
    <meta:document-statistic meta:table-count="0" meta:image-count="0" meta:object-count="0" meta:page-count="2" meta:paragraph-count="27" meta:word-count="568" meta:character-count="3842" meta:non-whitespace-character-count="3312"/>
    <meta:generator>LibreOffice/6.2.0.3$Windows_X86_64 LibreOffice_project/98c6a8a1c6c7b144ce3cc729e34964b47ce25d62</meta:generator>
  </office:meta>
</office:document-meta>
</file>